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582cm" style:rel-column-width="4632*"/>
    </style:style>
    <style:style style:name="Table8.B" style:family="table-column">
      <style:table-column-properties style:column-width="2.593cm" style:rel-column-width="20637*"/>
    </style:style>
    <style:style style:name="Table8.C" style:family="table-column">
      <style:table-column-properties style:column-width="5.059cm" style:rel-column-width="4026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1.905cm" style:rel-column-width="15162*"/>
    </style:style>
    <style:style style:name="Table4.B" style:family="table-column">
      <style:table-column-properties style:column-width="6.329cm" style:rel-column-width="50373*"/>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CAS</text:p>
            </table:table-cell>
            <table:covered-table-cell/>
          </table:table-row>
        </table:table-header-rows>
        <table:table-row>
          <table:table-cell table:style-name="Table1.A2" office:value-type="string">
            <text:p text:style-name="Text_20_verbatim">``código`<text:line-break/>**negrita*<text:line-break/>//cursiva/<text:line-break/>__subrayado_<text:line-break/>--tachado-<text:line-break/>''&lt;b&gt;etiquetado/b&gt;''</text:p>
          </table:table-cell>
          <table:table-cell table:style-name="Table1.A2" office:value-type="string">
            <text:p text:style-name="Text_20_body"><text:span text:style-name="Teletype"><text:span text:style-name="T1">código</text:span></text:span><text:span text:style-name="Teletype"><text:span text:style-name="T2"><text:line-break/>negrita</text:span></text:span><text:line-break/><text:span text:style-name="T3">cursiva</text:span><text:line-break/>subrayado<text:span text:style-name="T4"><text:line-break/></text:span><text:span text:style-name="T7">tachado</text:span><text:span text:style-name="T4"><text:line-break/></text:span><text:span text:style-name="T5">&lt;b&gt;etiquetado&lt;/b&gt;</text:span></text:p>
          </table:table-cell>
        </table:table-row>
        <table:table-row>
          <table:table-cell table:style-name="Table1.A3" office:value-type="string">
            <text:p text:style-name="Text_20_verbatim">= título 1 =<text:line-break/>== título 2 ==<text:line-break/>=== título 3 ===<text:line-break/>+++ numerado +++</text:p>
          </table:table-cell>
          <table:table-cell table:style-name="Table1.A3" office:value-type="string">
            <text:h text:style-name="Heading_20_1" text:outline-level="1">título 1</text:h>
            <text:h text:style-name="Heading_20_2" text:outline-level="2">título 2</text:h>
            <text:h text:style-name="Heading_20_3" text:outline-level="3">título 3</text:h>
            <text:h text:style-name="Heading_20_3" text:outline-level="3">1.1.1. numerado</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iperenlace)</text:p>
          </table:table-cell>
        </table:table-row>
        <table:table-row>
          <table:table-cell table:style-name="Table1.A3" office:value-type="string">
            <text:p text:style-name="Text_20_verbatim">abc<text:line-break/>% comentario<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cita <text:s/>xyz</text:p>
          </table:table-cell>
          <table:table-cell table:style-name="Table1.A3" office:value-type="string">
            <text:p text:style-name="Table_20_Contents">abc<text:line-break/> <text:s text:c="3"/>cita<text:line-break/>xyz</text:p>
          </table:table-cell>
        </table:table-row>
        <table:table-row>
          <table:table-cell table:style-name="Table1.A3" office:value-type="string">
            <text:p text:style-name="Text_20_verbatim">- elemento<text:line-break/>- elemento<text:line-break/> <text:s/>- sub item</text:p>
          </table:table-cell>
          <table:table-cell table:style-name="Table1.A3" office:value-type="string">
            <text:list xml:id="list678054356" text:style-name="L1">
              <text:list-item>
                <text:p text:style-name="P9">elemento</text:p>
              </text:list-item>
              <text:list-item>
                <text:p text:style-name="P9">elemento</text:p>
                <text:list>
                  <text:list-item>
                    <text:p text:style-name="P9">sub elemento</text:p>
                  </text:list-item>
                </text:list>
              </text:list-item>
            </text:list>
          </table:table-cell>
        </table:table-row>
        <table:table-row>
          <table:table-cell table:style-name="Table1.A3" office:value-type="string">
            <text:p text:style-name="Text_20_verbatim">+ elemento<text:line-break/>+ elemento<text:line-break/>+ elemento</text:p>
          </table:table-cell>
          <table:table-cell table:style-name="Table1.A3" office:value-type="string">
            <text:list xml:id="list1258529488" text:style-name="L2">
              <text:list-item>
                <text:p text:style-name="P10">elemento</text:p>
              </text:list-item>
              <text:list-item>
                <text:p text:style-name="P10">elemento</text:p>
              </text:list-item>
              <text:list-item>
                <text:p text:style-name="P10">elemento</text:p>
              </text:list-item>
            </text:list>
          </table:table-cell>
        </table:table-row>
        <table:table-row>
          <table:table-cell table:style-name="Table1.A3" office:value-type="string">
            <text:p text:style-name="Text_20_verbatim">: término<text:line-break/>definición<text:line-break/>: término<text:line-break/>definición</text:p>
          </table:table-cell>
          <table:table-cell table:style-name="Table1.A3" office:value-type="string">
            <text:p text:style-name="Table_20_Contents">término<text:line-break/> <text:s text:c="3"/>definición<text:line-break/>términi<text:line-break/> <text:s text:c="3"/>definición</text:p>
          </table:table-cell>
        </table:table-row>
        <table:table-row>
          <table:table-cell table:style-name="Table1.A3" office:value-type="string">
            <text:p text:style-name="Text_20_verbatim">```<text:line-break/>verbatim<text:line-break/> <text:s text:c="2"/>**bloque**<text:line-break/>```</text:p>
          </table:table-cell>
          <table:table-cell table:style-name="Table1.A3" office:value-type="string">
            <text:p text:style-name="Text_20_verbatim">verbatim<text:line-break/> <text:s text:c="2"/>**bloque**</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CIONE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Muestra los tipos de archivo de <text:s/>salida disponibles</text:p>
          </table:table-cell>
        </table:table-row>
        <table:table-row>
          <table:table-cell table:style-name="Table8.A3" office:value-type="string">
            <text:p text:style-name="P4">-t,</text:p>
          </table:table-cell>
          <table:table-cell table:style-name="Table8.A3" office:value-type="string">
            <text:p text:style-name="P4">--target=TIPO</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ARCH</text:p>
          </table:table-cell>
          <table:table-cell table:style-name="Table8.A3" office:value-type="string">
            <text:p text:style-name="P4">Arch. fuente (“-” para STDIN)</text:p>
          </table:table-cell>
        </table:table-row>
        <table:table-row>
          <table:table-cell table:style-name="Table8.A3" office:value-type="string">
            <text:p text:style-name="P4">-o,</text:p>
          </table:table-cell>
          <table:table-cell table:style-name="Table8.A3" office:value-type="string">
            <text:p text:style-name="P4">--outfile=ARCH</text:p>
          </table:table-cell>
          <table:table-cell table:style-name="Table8.A3" office:value-type="string">
            <text:p text:style-name="P4">Arch. salida (“-” para STDOUT)</text:p>
          </table:table-cell>
        </table:table-row>
        <table:table-row>
          <table:table-cell table:style-name="Table8.A3" office:value-type="string">
            <text:p text:style-name="P4"/>
          </table:table-cell>
          <table:table-cell table:style-name="Table8.A3" office:value-type="string">
            <text:p text:style-name="P4">--encoding=COD.</text:p>
          </table:table-cell>
          <table:table-cell table:style-name="Table8.A3" office:value-type="string">
            <text:p text:style-name="P4">COD: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ñade Tabla Contenido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Fija a N el nivel max. de la TOC </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Muestra la TOC; nada más</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 todos los títulos</text:p>
          </table:table-cell>
        </table:table-row>
        <table:table-row>
          <table:table-cell table:style-name="Table8.A3" office:value-type="string">
            <text:p text:style-name="P4"/>
          </table:table-cell>
          <table:table-cell table:style-name="Table8.A3" office:value-type="string">
            <text:p text:style-name="P4">--style=ARCH</text:p>
          </table:table-cell>
          <table:table-cell table:style-name="Table8.A3" office:value-type="string">
            <text:p text:style-name="P4">Arch. HTML CSS <text:s/>o módulo LaTeX</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a marcas DIV <text:s/>para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a CSS en arch. de salida</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i encabezados, ni piés de página</text:p>
          </table:table-cell>
        </table:table-row>
        <table:table-row>
          <table:table-cell table:style-name="Table8.A3" office:value-type="string">
            <text:p text:style-name="P4">-C,</text:p>
          </table:table-cell>
          <table:table-cell table:style-name="Table8.A3" office:value-type="string">
            <text:p text:style-name="P4">--config-file=F</text:p>
          </table:table-cell>
          <table:table-cell table:style-name="Table8.A3" office:value-type="string">
            <text:p text:style-name="P4">Lee ajustes en arch. externo F</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Muestra los ajustes del archivo fuente</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Muestra la versión del programa</text:p>
          </table:table-cell>
        </table:table-row>
        <table:table-row>
          <table:table-cell table:style-name="Table8.A3" office:value-type="string">
            <text:p text:style-name="Table_20_Contents"/>
          </table:table-cell>
          <table:table-cell table:style-name="Table8.A3" office:value-type="string">
            <text:p text:style-name="P4">--no-OPCION</text:p>
          </table:table-cell>
          <table:table-cell table:style-name="Table8.A3" office:value-type="string">
            <text:p text:style-name="P4">Desactiva la opción </text:p>
          </table:table-cell>
        </table:table-row>
      </table:table>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Conversión fecha / modificación hora<text:line-break/>Por defecto: %Y%m%d<text:line-break/>%Y (año) %m (mes) %d (dia)<text:line-break/>%H (hora) %M (min) %S (seg) %c (todo)<text:line-break/>%A %a (dia sem.) %B %b (nombre mes)<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Ruta de los archivos fuente/salida<text:line-break/>Por defecto: %f<text:line-break/>%f (arch) %e (ext) %d (dir) %p (ruta)<text:line-break/>%F (arch w/o ext) <text:s/>%D (dir padre)<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Permite al usuario fijar ubicación de la TOC <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AJUSTE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Como con <text:s/>--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Como con <text:s/>--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Como con <text:s/>--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Opciones predefinidas de línea de comandos <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Buscar &amp; reemplazar en archivo fuente<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Buscar &amp; reemplazar en arch. de salida<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mo con <text:s/>--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SERCIONES</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serta archivo F como <text:s/>arch txt2tags</text:p>
          </table:table-cell>
        </table:table-row>
        <table:table-row>
          <table:table-cell table:style-name="Table3.A3" office:value-type="string">
            <text:p text:style-name="Table_20_Contents">%!Include: ``F``</text:p>
          </table:table-cell>
          <table:table-cell table:style-name="Table3.A3" office:value-type="string">
            <text:p text:style-name="Table_20_Contents">Inserta archivo F como bloque verbatim</text:p>
          </table:table-cell>
        </table:table-row>
        <table:table-row>
          <table:table-cell table:style-name="Table3.A3" office:value-type="string">
            <text:p text:style-name="Table_20_Contents">%!Include: ''F''</text:p>
          </table:table-cell>
          <table:table-cell table:style-name="Table3.A3" office:value-type="string">
            <text:p text:style-name="Table_20_Contents">Inserta archivo F como texto etiquetado</text:p>
          </table:table-cell>
        </table:table-row>
        <table:table-row>
          <table:table-cell table:style-name="Table3.A3" office:value-type="string">
            <text:p text:style-name="Table_20_Contents">%!csv: F</text:p>
          </table:table-cell>
          <table:table-cell table:style-name="Table3.A3" office:value-type="string">
            <text:p text:style-name="Table_20_Contents">Inserta el archivo CSV F como una tabla</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ROS</text:p>
            </table:table-cell>
            <table:covered-table-cell/>
          </table:table-row>
        </table:table-header-rows>
        <table:table-row>
          <table:table-cell table:style-name="Table6.A2" office:value-type="string">
            <text:p text:style-name="Table_20_Contents">Encabezado<text:line-break/>Ajustes<text:line-break/>Cuerpo</text:p>
          </table:table-cell>
          <table:table-cell table:style-name="Table6.A2" office:value-type="string">
            <text:p text:style-name="Table_20_Contents">Las 3 primeras líneas<text:line-break/>Comentarios depués de Encabezado<text:line-break/>De la 1ª línea de texto hasta el final</text:p>
          </table:table-cell>
        </table:table-row>
        <table:table-row>
          <table:table-cell table:style-name="Table6.A3" office:value-type="string">
            <text:p text:style-name="Table_20_Contents">Arch. Config RC</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ítulo=[anchor] <text:s/>... <text:s/>[enlace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MODELO DE ARCHIVO FUENTE</text:p>
            </table:table-cell>
          </table:table-row>
        </table:table-header-rows>
        <table:table-row>
          <table:table-cell table:style-name="Table7.A2" office:value-type="string">
            <text:p text:style-name="Table_20_Contents">El Señor de los Anillos<text:line-break/>J. R. R. Tolkien<text:line-break/>Última modificación: %%mtime(%c)<text:line-break/><text:line-break/>%!target: html<text:line-break/>%!options(html): --css-sugar --style lotr.css<text:line-break/><text:line-break/>Caminaron, pelearon, vencieron. **¡Hur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Referencias breves de Txt2tags <text:s/>v2.6 – <text:a xlink:type="simple" xlink:href="http://txt2tags.org/">http://txt2tags.org</text:a>. <text:s/>(Traducido al español por Antoni Serra Devecchi)</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10-20T23:01:39</dc:date>
    <dc:language>en-GB</dc:language>
    <meta:editing-cycles>89</meta:editing-cycles>
    <meta:editing-duration>PT37H53M59S</meta:editing-duration>
    <meta:document-statistic meta:table-count="8" meta:image-count="1" meta:object-count="0" meta:page-count="1" meta:paragraph-count="122" meta:word-count="525" meta:character-count="3140"/>
    <meta:user-defined meta:name="Info 1"/>
    <meta:user-defined meta:name="Info 2"/>
    <meta:user-defined meta:name="Info 3"/>
    <meta:user-defined meta:name="Info 4"/>
  </office:meta>
</office:document-meta>
</file>